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“La Fontaine Cuvier”, Le Collège de France”, “Le berceau de l'Université”, “La Place Maubert”, “La Bibliothèque Sainte-Geneviève”,“Paul-Louis Courier”,“L'Ecole Normale Supérieure”, “Eglise Saint-Nicolas-du-Chardonnet”, “Le marché aux chevaux”, “Le Chateau de la Tournelle”,“La Sorbonne”, “Ancienne Ecole Polytechnique”, “Emile Durkheim”, <text:s/>“Charles Péguy”,“Collège des Ecossais”, “Collège des Grassins”, “Les Bateaux-Omnibus”, <text:s/>“Collège des Irlandais”, “Rue de la Huchette”, “Cyrano de Bergerac”, <text:s/>“Le Jardin des Plantes”, “Rue Galande”, “Les thermes du Nord”,“Saint-Jacques-du-Haut-Pas”, “Rue Mouffetard”, “Fondation Curie”, “Le Val de Grâce”, “Lycée Henri IV”, “Enceinte de Philippe Auguste”, “La porte Saint-Jacques”, “La tour de Calvin”,“La Mosquée”, “ La porte Saint-Bernard”, “La faculté de Droit”,“Rue des Murs”, “L'Eglise Saint-Séverin”, “Saint-Benoît le Bétourné”, “Eglise Saint-Julien-le-Pauvre”,“Collège Sainte-Barbe”, ”Institut du Monde Arabe”, <text:s/>“Ampère découvre l'électrodynamisque”,“Hotel Le Brun”,“Hotel de Nesmond”,“Hotel des Abbes de Cluny”,“Hotel de Scipion Sardini”, “Dante rédige la Divine Comédie”,“La mairie du Ve arrondissement”,“Le Panthéon”, <text:s/>“L'abbaye <text:s/>Saint-Victor”, “L' E.S.P.C.I”, “Les avaleurs de nefs”, “Eglise Saint-Etienne du Mont”, <text:s/>“Pont au Double”, “Les Arènes de Lutèce”, “Le laboratoire de physique de l'E.N.S”, “La porte Saint-Victor”, “Hotel du duc d'Orléans”, <text:s/>“Collège Coqueret et le naissance de la Pléiade”, <text:s/>“Hotel de Laffemas”, “Eglise Saint-Médard”, <text:s/>“Les premiers paratonnerres”,</text:p>
      <text:p text:style-name="Standard"/>
      <text:p text:style-name="Standard"><text:s text:c="2"/>, <text:s text:c="7"/>, <text:s/>“Les premiers bouquinistes”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id chab</meta:initial-creator>
    <meta:creation-date>2021-05-11T17:50:15.76</meta:creation-date>
    <dc:date>2021-05-11T18:36:04.92</dc:date>
    <dc:creator>did chab</dc:creator>
    <meta:editing-duration>PT45M48S</meta:editing-duration>
    <meta:editing-cycles>5</meta:editing-cycles>
    <meta:generator>OpenOffice/4.1.7$Win32 OpenOffice.org_project/417m1$Build-9800</meta:generator>
    <meta:document-statistic meta:table-count="0" meta:image-count="0" meta:object-count="0" meta:page-count="1" meta:paragraph-count="2" meta:word-count="189" meta:character-count="1568"/>
  </office:meta>
</office:document-meta>
</file>